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162" officeooo:paragraph-rsid="00020162"/>
    </style:style>
    <style:style style:name="P2" style:family="paragraph" style:parent-style-name="Standard">
      <style:text-properties fo:color="#008000" style:font-name="Consolas" fo:font-size="9.5pt" fo:font-weight="bold" officeooo:rsid="00066756" officeooo:paragraph-rsid="00066756" fo:background-color="#ffffff" style:font-size-asian="9.5pt" style:font-weight-asian="bold" style:font-weight-complex="bold"/>
    </style:style>
    <style:style style:name="P3" style:family="paragraph" style:parent-style-name="Standard">
      <style:text-properties fo:color="#000000" style:font-name="Consolas" fo:font-size="9.5pt" officeooo:rsid="00020162" officeooo:paragraph-rsid="00020162" fo:background-color="#ffffff" style:font-size-asian="9.5pt"/>
    </style:style>
    <style:style style:name="P4" style:family="paragraph" style:parent-style-name="Standard">
      <style:text-properties officeooo:rsid="00066756" officeooo:paragraph-rsid="00066756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20162" officeooo:paragraph-rsid="00020162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3b158" officeooo:paragraph-rsid="0003b158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20162" officeooo:paragraph-rsid="00020162" fo:background-color="#ffffff" style:font-size-asian="9.5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3b158" officeooo:paragraph-rsid="00020162" fo:background-color="#ffffff" style:font-size-asian="9.5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8a11e" officeooo:paragraph-rsid="0008a11e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4dfff" officeooo:paragraph-rsid="0003b158" fo:background-color="#ffffff" style:font-size-asian="9.5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8a11e" officeooo:paragraph-rsid="0008a11e" fo:background-color="#ffffff" style:font-size-asian="9.5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8a11e" officeooo:paragraph-rsid="000973b3" fo:background-color="#ffffff" style:font-size-asian="9.5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973b3" officeooo:paragraph-rsid="000973b3" fo:background-color="#ffffff" style:font-size-asian="9.5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fo:font-weight="bold" officeooo:rsid="0008a11e" officeooo:paragraph-rsid="000b32d4" fo:background-color="#ffffff" style:font-size-asian="9.5pt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fo:font-weight="bold" officeooo:rsid="000b32d4" officeooo:paragraph-rsid="000b32d4" fo:background-color="#ffffff" style:font-size-asian="9.5pt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style:text-underline-style="solid" style:text-underline-width="auto" style:text-underline-color="font-color" officeooo:rsid="000973b3" officeooo:paragraph-rsid="000973b3" fo:background-color="#ffffff" style:font-size-asian="9.5pt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8000" style:font-name="Consolas" fo:font-size="9.5pt" fo:font-weight="bold" officeooo:rsid="00020162" officeooo:paragraph-rsid="000b32d4" fo:background-color="#ffffff" style:font-size-asian="9.5pt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8000" style:font-name="Consolas" fo:font-size="9.5pt" style:text-underline-style="solid" style:text-underline-width="auto" style:text-underline-color="font-color" fo:font-weight="bold" officeooo:rsid="00020162" officeooo:paragraph-rsid="00066756" fo:background-color="#ffffff" style:font-size-asian="9.5pt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8000" style:font-name="Consolas" fo:font-size="9.5pt" style:text-underline-style="solid" style:text-underline-width="auto" style:text-underline-color="font-color" fo:font-weight="bold" officeooo:rsid="00020162" officeooo:paragraph-rsid="000b32d4" fo:background-color="#ffffff" style:font-size-asian="9.5pt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underline-style="solid" style:text-underline-width="auto" style:text-underline-color="font-color" fo:font-weight="bold" officeooo:rsid="0008a11e" officeooo:paragraph-rsid="0008a11e" style:font-weight-asian="bold" style:font-weight-complex="bold"/>
    </style:style>
    <style:style style:name="P21" style:family="paragraph" style:parent-style-name="Standard">
      <style:text-properties fo:color="#008000" style:font-name="Consolas" fo:font-size="9.5pt" style:text-underline-style="solid" style:text-underline-width="auto" style:text-underline-color="font-color" fo:font-weight="bold" officeooo:rsid="00020162" officeooo:paragraph-rsid="00020162" fo:background-color="#ffffff" style:font-size-asian="9.5pt" style:font-weight-asian="bold" style:font-weight-complex="bold"/>
    </style:style>
    <style:style style:name="T1" style:family="text">
      <style:text-properties fo:color="#000000" style:font-name="Consolas" fo:font-size="9.5pt" fo:background-color="#ffffff" loext:char-shading-value="0" style:font-size-asian="9.5pt"/>
    </style:style>
    <style:style style:name="T2" style:family="text">
      <style:text-properties fo:color="#000000" style:font-name="Consolas" fo:font-size="9.5pt" officeooo:rsid="00020162" fo:background-color="#ffffff" loext:char-shading-value="0" style:font-size-asian="9.5pt"/>
    </style:style>
    <style:style style:name="T3" style:family="text">
      <style:text-properties fo:color="#000000" style:font-name="Consolas" fo:font-size="9.5pt" officeooo:rsid="0003b158" fo:background-color="#ffffff" loext:char-shading-value="0" style:font-size-asian="9.5pt"/>
    </style:style>
    <style:style style:name="T4" style:family="text">
      <style:text-properties fo:color="#000000" style:font-name="Consolas" fo:font-size="9.5pt" officeooo:rsid="0004dfff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052f33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066756" fo:background-color="#ffffff" loext:char-shading-value="0" style:font-size-asian="9.5pt"/>
    </style:style>
    <style:style style:name="T7" style:family="text">
      <style:text-properties fo:color="#000000" style:font-name="Consolas" fo:font-size="9.5pt" officeooo:rsid="000857c5" fo:background-color="#ffffff" loext:char-shading-value="0" style:font-size-asian="9.5pt"/>
    </style:style>
    <style:style style:name="T8" style:family="text">
      <style:text-properties fo:color="#000000" style:font-name="Consolas" fo:font-size="9.5pt" officeooo:rsid="0008a11e" fo:background-color="#ffffff" loext:char-shading-value="0" style:font-size-asian="9.5pt"/>
    </style:style>
    <style:style style:name="T9" style:family="text">
      <style:text-properties fo:color="#008000" style:font-name="Consolas" fo:font-size="9.5pt" fo:background-color="#ffffff" loext:char-shading-value="0" style:font-size-asian="9.5pt"/>
    </style:style>
    <style:style style:name="T10" style:family="text">
      <style:text-properties fo:color="#008000" style:font-name="Consolas" fo:font-size="9.5pt" officeooo:rsid="00020162" fo:background-color="#ffffff" loext:char-shading-value="0" style:font-size-asian="9.5pt"/>
    </style:style>
    <style:style style:name="T11" style:family="text">
      <style:text-properties officeooo:rsid="00066756"/>
    </style:style>
    <style:style style:name="T12" style:family="text">
      <style:text-properties officeooo:rsid="00020162"/>
    </style:style>
    <style:style style:name="T13" style:family="text">
      <style:text-properties fo:color="#2b91af" style:font-name="Consolas" fo:font-size="9.5pt" fo:background-color="#ffffff" loext:char-shading-value="0" style:font-size-asian="9.5pt"/>
    </style:style>
    <style:style style:name="T14" style:family="text">
      <style:text-properties officeooo:rsid="000b32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ón 0.1</text:p>
      <text:p text:style-name="P4"/>
      <text:p text:style-name="P2">Proyecto <text:span text:style-name="T12">OptimaJet.Workflow.Core.</text:span></text:p>
      <text:p text:style-name="P2"/>
      <text:p text:style-name="P21"><text:span text:style-name="T11">Namespace </text:span>OptimaJet.Workflow.Core.Model</text:p>
      <text:p text:style-name="P3"/>
      <text:p text:style-name="P1"><text:span text:style-name="T9">ActivityDefinition.cs: </text:span><text:span text:style-name="T1">Modificada </text:span><text:span text:style-name="T5">A</text:span><text:span text:style-name="T1"> clase par</text:span><text:span text:style-name="T3">tial</text:span><text:span text:style-name="T1">, para poder añadir propiedades</text:span></text:p>
      <text:p text:style-name="P1"><text:span text:style-name="T9">ActivityDefinitionPartialClassAntWay.cs: </text:span><text:span text:style-name="T1">Añadidas propiedades a la clas</text:span><text:span text:style-name="T3">e</text:span><text:span text:style-name="T1"> ActivityDefinitio</text:span><text:span text:style-name="T3">n</text:span><text:span text:style-name="T1">.cs</text:span></text:p>
      <text:p text:style-name="P3"/>
      <text:p text:style-name="P1"><text:span text:style-name="T9">ProcessDefinition.cs:</text:span><text:span text:style-name="T1"> Serialización de las propiedades boolean añadidas a la clase Activity</text:span></text:p>
      <text:p text:style-name="P3"/>
      <text:p text:style-name="P5"><text:span text:style-name="T9">TransitionClassifier.cs:</text:span><text:span text:style-name="T1"> Añadido element</text:span><text:span text:style-name="T3">o</text:span><text:span text:style-name="T1"> AntWay al enum </text:span><text:span text:style-name="T8">(DE MOMENTO NO SE USA)</text:span></text:p>
      <text:p text:style-name="P7"/>
      <text:p text:style-name="P18"><text:span text:style-name="T11">Namespace </text:span>OptimaJet.Workflow </text:p>
      <text:p text:style-name="P18"><text:span text:style-name="T11">Carpeta </text:span>\Designer</text:p>
      <text:p text:style-name="P8"/>
      <text:p text:style-name="P6"><text:span text:style-name="T10">Designer.cs:</text:span><text:span text:style-name="T1"> </text:span><text:span text:style-name="T2">Modificada </text:span><text:span text:style-name="T6">A </text:span><text:span text:style-name="T2">clase par</text:span><text:span text:style-name="T1">tial</text:span><text:span text:style-name="T2">, para poder añadir </text:span><text:span text:style-name="T1">métodos</text:span></text:p>
      <text:p text:style-name="P6"><text:span text:style-name="T1"><text:tab/><text:tab/></text:span><text:span text:style-name="T7">Modificado método Load</text:span></text:p>
      <text:p text:style-name="P6"><text:span text:style-name="T10">DesignerPartialClassAntWay.cs:</text:span><text:span text:style-name="T1"> </text:span><text:span text:style-name="T4">Añadido método NewScheme, para que un esquema se cree con los elementos por defecto de AntWay</text:span></text:p>
      <text:p text:style-name="P10"/>
      <text:p text:style-name="P10"/>
      <text:p text:style-name="P20"><text:span text:style-name="T4">N</text:span><text:span text:style-name="T1">amespace OptimaJet.Workflow.Core.Runtime</text:span></text:p>
      <text:p text:style-name="P11"/>
      <text:p text:style-name="P9"><text:span text:style-name="T13">WorkflowRuntime</text:span><text:span text:style-name="T1">.cs: Modificada a clase partial, para poder extenderla</text:span></text:p>
      <text:p text:style-name="P11">WorkflowRuntimeAntway.cs: Añadidos:</text:p>
      <text:p text:style-name="P11"><text:tab/>Interfaz: ICommandMapping </text:p>
      <text:p text:style-name="P11"><text:tab/>Métodos: ExecuteTriggeredTransitions</text:p>
      <text:p text:style-name="P11"/>
      <text:p text:style-name="P12">ICommandMapping.cs: </text:p>
      <text:p text:style-name="P12"/>
      <text:p text:style-name="P13">CommandMapping.cs: </text:p>
      <text:p text:style-name="P13"/>
      <text:p text:style-name="P16"/>
      <text:p text:style-name="P19"><text:span text:style-name="T11">Namespace </text:span>OptimaJet.Workflow.Core.<text:span text:style-name="T14">Parser</text:span></text:p>
      <text:p text:style-name="P17"/>
      <text:p text:style-name="P15">XmlWorkflowParser.cs: Método ParseActivities(). Añadido parseo propiedades añadidas en ActivitiDefinitionPartiaalClassAntWay.c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535cm" fo:margin-right="1.3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0-03T09:57:57.873000000</dc:date>
    <meta:editing-duration>PT1H2M57S</meta:editing-duration>
    <meta:editing-cycles>5</meta:editing-cycles>
    <meta:document-statistic meta:table-count="0" meta:image-count="0" meta:object-count="0" meta:page-count="1" meta:paragraph-count="21" meta:word-count="106" meta:character-count="1103" meta:non-whitespace-character-count="1009"/>
  </office:meta>
</office:document-meta>
</file>